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header" style:family="table">
      <style:table-properties style:width="17.018cm" fo:margin-left="-0.016cm" fo:margin-right="0cm" table:align="margins"/>
    </style:style>
    <style:style style:name="header.A" style:family="table-column">
      <style:table-column-properties style:column-width="8.528cm" style:rel-column-width="32842*"/>
    </style:style>
    <style:style style:name="header.B" style:family="table-column">
      <style:table-column-properties style:column-width="8.49cm" style:rel-column-width="32693*"/>
    </style:style>
    <style:style style:name="Таблица1" style:family="table">
      <style:table-properties style:width="17.036cm" fo:margin-left="-0.037cm" fo:margin-right="0.004cm" fo:break-before="auto" fo:break-after="auto" table:align="margins" fo:keep-with-next="always"/>
    </style:style>
    <style:style style:name="Таблица1.A" style:family="table-column">
      <style:table-column-properties style:column-width="8.65cm" style:rel-column-width="33276*"/>
    </style:style>
    <style:style style:name="Таблица1.B" style:family="table-column">
      <style:table-column-properties style:column-width="8.386cm" style:rel-column-width="3225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-left="0.002cm solid #000000" fo:border-right="none" fo:border-top="none" fo:border-bottom="none"/>
    </style:style>
    <style:style style:name="Таблица1.A2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Таблица1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 fo:language="en" fo:country="US"/>
    </style:style>
    <style:style style:name="P4" style:family="paragraph" style:parent-style-name="Standard">
      <style:paragraph-properties fo:text-align="justify" style:justify-single-word="false"/>
      <style:text-properties fo:language="en" fo:country="US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9pt" fo:language="en" fo:country="US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Arial Rounded MT Bold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Arial Unicode MS" fo:font-size="10pt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_24_frl_5f_sum_5f_ex">
      <style:text-properties style:font-name="Arial"/>
    </style:style>
    <style:style style:name="P16" style:family="paragraph" style:parent-style-name="_24_emp_5f_sum_5f_ex">
      <style:text-properties style:font-name="Arial"/>
    </style:style>
    <style:style style:name="P17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агента № <text:span text:style-name="T1">{$agent_rep_num}</text:span> по Договору об использовании онлайн сервиса</text:p>
      <text:p text:style-name="P1">«Безопасная сделка» № <text:span text:style-name="T1">{$cnum}</text:span> от <text:span text:style-name="T1">{$sbr_begin}</text:span> г.</text:p>
      <text:p text:style-name="P1"/>
      <text:p text:style-name="P1"/>
      <table:table table:name="header" table:style-name="header">
        <table:table-column table:style-name="header.A"/>
        <table:table-column table:style-name="header.B"/>
        <table:table-row>
          <table:table-cell office:value-type="string">
            <text:p text:style-name="P5">г. Москва</text:p>
          </table:table-cell>
          <table:table-cell office:value-type="string">
            <text:p text:style-name="P6">{$now_date}</text:p>
          </table:table-cell>
        </table:table-row>
      </table:table>
      <text:p text:style-name="Standard"/>
      <text:p text:style-name="Standard"/>
      <text:p text:style-name="P2">Общество с ограниченной ответственностью «Ваан», в лице генерального директора Тарханова Владимира Олеговича, действующего на основании Устава, далее именуемое «Агент», в рамках исполнения своих обязанностей агента по Договору об использовании онлайн сервиса «Безопасная сделка» № <text:span text:style-name="T1">{$cnum}</text:span> от <text:span text:style-name="T1">{$sbr_begin}</text:span> года, заключенному между Агентом и <text:span text:style-name="T1">{$employer_title}</text:span> (далее — «Заказчик»), составил настоящий отчет о нижеследующем.</text:p>
      <text:p text:style-name="P2"/>
      <text:p text:style-name="P2">Все термины в настоящем Отчете используются в том смысле, как они определены в Договоре.</text:p>
      <text:p text:style-name="P2"/>
      <text:p text:style-name="P2">В соответствии с п. 3.2, п. 4 Договора Заказчик осуществил Резервирование денежных средств в размере <text:span text:style-name="T1">{$reserved_sum}{$stages_additional_information}.</text:span> В результате чего от Заказчика на расчетный счет Агента поступило <text:span text:style-name="T1">{$reserved_sum}</text:span> из них:</text:p>
      <text:p text:style-name="P2"/>
      <text:p text:style-name="P2">– <text:span text:style-name="T1">{$act_sum} {$act_nds_note}</text:span> — Стоимость работы, согласованная между Заказчиком и Исполнителем;</text:p>
      <text:p text:style-name="P2"/>
      <text:p text:style-name="_24_is_5f_emp100">– <text:span text:style-name="T1">{$emp_reward}</text:span>, в том числе НДС 18 % <text:s/>— <text:span text:style-name="T1">{$emp_nds_reward} </text:span>— Вознаграждение Агента.</text:p>
      <text:p text:style-name="P2"/>
      <text:p text:style-name="P2">Согласно п. 3.3 Договора Агент уведомил Заказчика и Исполнителя через Защищенные страницы Сайта о том, что Заказчиком было осуществлено Резервирование денежных средств путем их перечисления Агенту одним из предусмотренных способов оплаты.</text:p>
      <text:p text:style-name="P2"/>
      <text:p text:style-name="P3">{$reason}</text:p>
      <text:p text:style-name="P15"/>
      <text:p text:style-name="P15">в соответствии с условиями и во исполнение Договора Агент произвел Осуществление оплаты Стоимости работы {$frl_sum} Исполнителю, а именно:</text:p>
      <text:p text:style-name="P15"/>
      <text:p text:style-name="P15">– Исполнителю перечислена Стоимость работы {$frl_sum}{$act_ndfl_note}</text:p>
      <text:p text:style-name="P15">{$ndfl_text}</text:p>
      <text:p text:style-name="P15">{$vaan_text}</text:p>
      <text:p text:style-name="P3">{$reason_add}</text:p>
      <text:p text:style-name="P16"/>
      <text:p text:style-name="P16">в соответствии с условиями и во исполнение Договора Агент произвел Осуществление возврата Стоимости работы Заказчику, а именно:</text:p>
      <text:p text:style-name="P16"/>
      <text:p text:style-name="P16">– Заказчику перечислена Стоимость работы {$stage_num_str} в размере {$emp_sum};</text:p>
      <text:p text:style-name="P16"/>
      <text:p text:style-name="P16">– {$emp_reward}, в том числе НДС 18 % — {$emp_nds_reward}, — возврат <text:soft-page-break/>невостребованной платы за оказание ООО «Ваан» услуг Исполнителю, взимаемой при Осуществлении оплаты.</text:p>
      <text:p text:style-name="P16"/>
      <text:p text:style-name="P3">В соответствии с п. 10.2 Договора вознаграждение Агента составляет {$emp_reward}, в том числе НДС 18% – {$emp_nds_reward}. В связи с этим, Агентом удержано агентское вознаграждение со стороны Заказчика в пользу Агента в размере: {$emp_reward}, в том числе НДС 18% – {$emp_nds_reward}.</text:p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<text:span text:style-name="T2">Агент</text:span>:</text:p>
          </table:table-cell>
          <table:table-cell table:style-name="Таблица1.B1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8"><text:span text:style-name="T2">О</text:span>ОО «Ваан»</text:p>
            <text:p text:style-name="P8"/>
            <text:p text:style-name="P8">Юридический адрес: 125040, Москва,</text:p>
            <text:p text:style-name="P8">улица Нижняя, дом 14, корпус 1.</text:p>
            <text:p text:style-name="P8">Почтовый адрес: 129223, Москва, а/я 33.</text:p>
            <text:p text:style-name="P8">ИНН 7805399430/ КПП 771401001</text:p>
            <text:p text:style-name="P8">Расчетный счет: 40702810787880000803</text:p>
            <text:p text:style-name="P8">в Московский филиал ОАО АКБ "РОСБАНК" г. Москва</text:p>
            <text:p text:style-name="P8">Корреспондентский счет: 30101810000000000272</text:p>
            <text:p text:style-name="P8">БИК 044583272</text:p>
            <text:p text:style-name="P8">ОКПО 94626823</text:p>
            <text:p text:style-name="P8">ОГРН 5067847040421</text:p>
            <text:p text:style-name="P8">ОКВЭД 52.61.2.</text:p>
            <text:p text:style-name="P11"/>
            <text:p text:style-name="P12"/>
          </table:table-cell>
          <table:table-cell table:style-name="Таблица1.B1" office:value-type="string">
            <text:p text:style-name="P9"/>
          </table:table-cell>
        </table:table-row>
        <table:table-row>
          <table:table-cell table:style-name="Таблица1.B1" office:value-type="string">
            <text:p text:style-name="P10">Генеральный директор: Тарханов В.О.</text:p>
            <text:p text:style-name="P10"/>
          </table:table-cell>
          <table:table-cell table:style-name="Таблица1.B1" office:value-type="string">
            <text:p text:style-name="P10"/>
          </table:table-cell>
        </table:table-row>
        <table:table-row>
          <table:table-cell table:style-name="Таблица1.A4" office:value-type="string">
            <text:p text:style-name="P13">________________________</text:p>
            <text:p text:style-name="P13"/>
            <text:p text:style-name="P10">М.П.</text:p>
          </table:table-cell>
          <table:table-cell table:style-name="Таблица1.B1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_24_frl_5f_sum_5f_ex" style:display-name="$frl_sum_ex" style:family="paragraph" style:parent-style-name="Standard" style:class="text">
      <style:paragraph-properties fo:text-align="justify" style:justify-single-word="false"/>
      <style:text-properties fo:language="en" fo:country="US"/>
    </style:style>
    <style:style style:name="_24_emp_5f_sum_5f_ex" style:display-name="$emp_sum_ex" style:family="paragraph" style:parent-style-name="Standard" style:class="text">
      <style:paragraph-properties fo:text-align="justify" style:justify-single-word="false"/>
      <style:text-properties fo:language="en" fo:country="US"/>
    </style:style>
    <style:style style:name="_24_is_5f_emp100" style:display-name="$is_emp100" style:family="paragraph" style:parent-style-name="Standard" style:class="text">
      <style:paragraph-properties fo:text-align="justify" style:justify-single-word="false"/>
      <style:text-properties style:font-name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13:14:15.39</meta:creation-date>
    <dc:date>2013-06-10T14:20:52.59</dc:date>
    <meta:editing-duration>PT50M10S</meta:editing-duration>
    <meta:editing-cycles>38</meta:editing-cycles>
    <meta:generator>OpenOffice.org/3.4.1$Win32 OpenOffice.org_project/341m1$Build-9593</meta:generator>
    <meta:document-statistic meta:table-count="2" meta:image-count="0" meta:object-count="0" meta:page-count="2" meta:paragraph-count="36" meta:word-count="339" meta:character-count="2616"/>
  </office:meta>
</office:document-meta>
</file>